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a66b8" officeooo:paragraph-rsid="000a66b8"/>
    </style:style>
    <style:style style:name="P2" style:family="paragraph" style:parent-style-name="Standard" style:list-style-name="L1">
      <style:text-properties officeooo:rsid="000a66b8" officeooo:paragraph-rsid="000a66b8"/>
    </style:style>
    <style:style style:name="P3" style:family="paragraph" style:parent-style-name="Standard">
      <style:text-properties officeooo:rsid="000b7150" officeooo:paragraph-rsid="000b7150"/>
    </style:style>
    <style:style style:name="P4" style:family="paragraph" style:parent-style-name="Standard" style:list-style-name="L2">
      <style:text-properties officeooo:rsid="000b7150" officeooo:paragraph-rsid="000b7150"/>
    </style:style>
    <style:style style:name="P5" style:family="paragraph" style:parent-style-name="Standard">
      <style:text-properties fo:font-size="14pt" fo:font-weight="bold" officeooo:rsid="000c4a23" officeooo:paragraph-rsid="000c4a23" style:font-weight-asian="bold" style:font-weight-complex="bold"/>
    </style:style>
    <style:style style:name="P6" style:family="paragraph" style:parent-style-name="Standard">
      <style:text-properties fo:font-size="14pt" fo:font-weight="bold" officeooo:rsid="000d3eae" officeooo:paragraph-rsid="000d3eae" style:font-weight-asian="bold" style:font-weight-complex="bold"/>
    </style:style>
    <style:style style:name="P7" style:family="paragraph" style:parent-style-name="Standard">
      <style:paragraph-properties fo:break-before="page"/>
      <style:text-properties fo:font-size="14pt" fo:font-weight="bold" officeooo:rsid="000d3eae" officeooo:paragraph-rsid="000d3eae" style:font-weight-asian="bold" style:font-weight-complex="bold"/>
    </style:style>
    <style:style style:name="P8" style:family="paragraph" style:parent-style-name="Standard">
      <style:text-properties fo:font-size="14pt" fo:font-weight="bold" officeooo:rsid="000ea1d9" officeooo:paragraph-rsid="000ea1d9" style:font-weight-asian="bold" style:font-weight-complex="bold"/>
    </style:style>
    <style:style style:name="P9" style:family="paragraph" style:parent-style-name="Standard">
      <style:text-properties fo:font-size="14pt" fo:font-weight="bold" officeooo:rsid="000f90b3" officeooo:paragraph-rsid="000f90b3" style:font-weight-asian="bold" style:font-weight-complex="bold"/>
    </style:style>
    <style:style style:name="P10" style:family="paragraph" style:parent-style-name="Standard">
      <style:text-properties fo:font-size="12pt" fo:font-weight="normal" officeooo:rsid="000c4a23" officeooo:paragraph-rsid="000c4a23" style:font-weight-asian="normal" style:font-weight-complex="normal"/>
    </style:style>
    <style:style style:name="T1" style:family="text">
      <style:text-properties officeooo:rsid="000a66b8"/>
    </style:style>
    <style:style style:name="T2" style:family="text">
      <style:text-properties fo:font-size="12pt" fo:font-weight="normal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evOps</text:p>
      <text:p text:style-name="Standard"/>
      <text:p text:style-name="Standard">DevOps -&gt; conjunto de práticas e ferramentas, para entrega rápida de aplicações.</text:p>
      <text:p text:style-name="Standard">Entrega rápida de aplicações -&gt; tempo do ciclo de desenvolvimento e experiência do usuário é reduzido.</text:p>
      <text:p text:style-name="Standard">Ciclo -&gt; o desenvolvimento é retroalimentado pela experiência do usuário, a aplicação evolui com intuito de atender as expectativas do usuário.</text:p>
      <text:p text:style-name="Standard"/>
      <text:p text:style-name="Standard">DevOps -&gt; Conjunto de práticas e ferramenta com o objetivo de red<text:span text:style-name="T1">u</text:span>zir o tempo de entrega do desenvolvimento à experiência do usuário, retroalimentando o desenvolvimento. </text:p>
      <text:p text:style-name="Standard"/>
      <text:p text:style-name="Standard">Ferramentas utilizadas -&gt; ferramentas de automação para transformação do código em aplicação.</text:p>
      <text:p text:style-name="Standard">Práticas utilizadas:</text:p>
      <text:p text:style-name="Standard"><text:tab/>CI -&gt; Integração contínua</text:p>
      <text:p text:style-name="Standard"><text:tab/>CD -&gt; Entrega contínua</text:p>
      <text:p text:style-name="Standard"><text:tab/>IaS -&gt; Infraestrutura como código</text:p>
      <text:p text:style-name="Standard"><text:tab/>Versionamento de código</text:p>
      <text:p text:style-name="Standard"><text:tab/>...</text:p>
      <text:p text:style-name="Standard"/>
      <text:p text:style-name="Standard">DevOps defende a integração entre as equipes de trabalho.</text:p>
      <text:p text:style-name="Standard">Integração requer cultura, não apenas ferramentas e prática. Empresas com estrutura rígida e altamente hierárquica tendem a ter dificuldades na adoção de DevOps.</text:p>
      <text:p text:style-name="Standard"/>
      <text:p text:style-name="P1">Benefícios:</text:p>
      <text:list text:style-name="L1">
        <text:list-item>
          <text:p text:style-name="P2">Qualidade: Atendimento dos requisitos funcionais e não funcionais, assegurados por testes e monitoramento constante;</text:p>
        </text:list-item>
        <text:list-item>
          <text:p text:style-name="P2">Escala: Implementação do aplicativo em um único servidor ou em vários sem degradação do desempenho, assegurado por práticas como CI, CD e IaS;</text:p>
        </text:list-item>
        <text:list-item>
          <text:p text:style-name="P2">Confiabilidade: processo funciona mesmo em mudanças constantes, assegurado pela automatização e monitoramento de aplicação e infraestrutura em todos os passos de entrega dentro do ciclo;</text:p>
        </text:list-item>
      </text:list>
      <text:p text:style-name="P1"/>
      <text:p text:style-name="P3">Desafios:</text:p>
      <text:list text:style-name="L2">
        <text:list-item>
          <text:p text:style-name="P4">Testes automatizados: requer disciplina, e pode aumentar o tempo de desenvolvimento em um primeiro momento;</text:p>
        </text:list-item>
        <text:list-item>
          <text:p text:style-name="P4">Divergências em como práticas podem ser implementadas. Ex.: Versionamento de código utilizando uma única branch ou múltiplas;</text:p>
        </text:list-item>
        <text:list-item>
          <text:p text:style-name="P4">Tempo: Aprendizado, capacitação e implementação requer tempo, o que de início pode parecer contraprodutivo e custoso, contudo, quando está em funcionamento gera segurança na qualidade da aplicação. </text:p>
        </text:list-item>
      </text:list>
      <text:p text:style-name="P1"/>
      <text:p text:style-name="P10">Integração contínua (CI)</text:p>
      <text:p text:style-name="P5"><text:span text:style-name="T2">Conjunto de atividades automatizadas de integração de códigos, bibliotecas e testes com objetivo de formar arquivos de deploy. Atividades automáticas que geram agilidade e rápido feedback, informando problemas antes mesmo do aplicativo chegar na fase de deploy.</text:span></text:p>
      <text:p text:style-name="P5"><text:span text:style-name="T2"/></text:p>
      <text:p text:style-name="P6"><text:span text:style-name="T2">Versionamento de Código</text:span></text:p>
      <text:p text:style-name="P6"><text:span text:style-name="T2">Permite identificação de quando problemas ocorreram, retornar a modificações anteriores e acompanhar evolução do artefato. Versionamento não se aplica apenas ao código, mas sim qualquer artefato que evolui no processo de desenvolvimento.</text:span></text:p>
      <text:p text:style-name="P7"><text:span text:style-name="T2">Build</text:span></text:p>
      <text:p text:style-name="P6"><text:span text:style-name="T2">Termo usado para representar a construção da aplicação, aqui é onde o código é compilado, baixado dependências e ligado à aplicação, testado e gerado um arquivo executável que vai ser usado pelo servidor para execução da aplicação. </text:span></text:p>
      <text:p text:style-name="P6"><text:span text:style-name="T2"/></text:p>
      <text:p text:style-name="P6"><text:span text:style-name="T2">CD</text:span></text:p>
      <text:p text:style-name="P6"><text:span text:style-name="T2">Entrega do arquivo de deploy até seu destino final, o servidor onde será disponibilizado a aplicação para os clientes. Entrega contínua manual CD (continous delivery), entraga contínua automática (continous deployment).</text:span></text:p>
      <text:p text:style-name="P6"><text:span text:style-name="T2"/></text:p>
      <text:p text:style-name="P8"><text:span text:style-name="T2">Infraestrutura como código</text:span></text:p>
      <text:p text:style-name="P8"><text:span text:style-name="T2">Prática onde a infraestrutura é definida como código. Tem se o código de criação e configuração de infraestrutura, que quando é necessário criar um nova, utiliza-se desse código. Dessa forma evita-se erros de configuração manual.</text:span></text:p>
      <text:p text:style-name="P8"><text:span text:style-name="T2">Esse código pode ser colocado dentro de um repositório, aplicando versionamento acompanhando sua evolução de identificação de erros. </text:span></text:p>
      <text:p text:style-name="P8"><text:span text:style-name="T2"/></text:p>
      <text:p text:style-name="P9"><text:span text:style-name="T2">Monitoramento</text:span></text:p>
      <text:p text:style-name="P9"><text:span text:style-name="T2">Traz informações para contínua evolução da aplicação gerando valor para os usuários. Visão geral é fundamental para entender o todo, por isso manter infraestrutura, código pipelines e monitoramento em uma mesma plataforma, traz benefício para o monitoramento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1T15:48:44.326245461</meta:creation-date>
    <dc:date>2024-09-21T17:17:27.193842972</dc:date>
    <meta:editing-duration>PT6M10S</meta:editing-duration>
    <meta:editing-cycles>2</meta:editing-cycles>
    <meta:generator>LibreOffice/24.2.6.2$Linux_X86_64 LibreOffice_project/8e9a753d9daaea75c34b417ba1bdf556bf2fc5b3</meta:generator>
    <meta:document-statistic meta:table-count="0" meta:image-count="0" meta:object-count="0" meta:page-count="2" meta:paragraph-count="35" meta:word-count="505" meta:character-count="3506" meta:non-whitespace-character-count="3033"/>
  </office:meta>
</office:document-meta>
</file>